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9362*"/>
    </style:style>
    <style:style style:name="TABLA_5f_ITEM_5f_STOCK.G" style:display-name="TABLA_ITEM_STOCK.G" style:family="table-column">
      <style:table-column-properties style:column-width="1.4451in" style:rel-column-width="936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3d02b8" officeooo:paragraph-rsid="003c2940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3d6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ienes de consumo con stock <text:span text:style-name="T7">mínimo </text:span>superado</text:p>
      <text:p text:style-name="P4"/>
      <table:table table:name="TABLA_ITEM_STOCK" table:style-name="TABLA_5f_ITEM_5f_STOCK">
        <table:table-column table:style-name="TABLA_5f_ITEM_5f_STOCK.A" table:number-columns-repeated="6"/>
        <table:table-column table:style-name="TABLA_5f_ITEM_5f_STOCK.G"/>
        <table:table-header-rows>
          <table:table-row table:style-name="TABLA_5f_ITEM_5f_STOCK.1">
            <table:table-cell table:style-name="TABLA_5f_ITEM_5f_STOCK.A1" office:value-type="string">
              <text:p text:style-name="P10">Clase</text:p>
            </table:table-cell>
            <table:table-cell table:style-name="TABLA_5f_ITEM_5f_STOCK.A1" office:value-type="string">
              <text:p text:style-name="P11">Codigo</text:p>
            </table:table-cell>
            <table:table-cell table:style-name="TABLA_5f_ITEM_5f_STOCK.A1" office:value-type="string">
              <text:p text:style-name="P11">Nombre</text:p>
            </table:table-cell>
            <table:table-cell table:style-name="TABLA_5f_ITEM_5f_STOCK.A1" office:value-type="string">
              <text:p text:style-name="P12">Cantidad</text:p>
            </table:table-cell>
            <table:table-cell table:style-name="TABLA_5f_ITEM_5f_STOCK.A1" office:value-type="string">
              <text:p text:style-name="P12">Costo</text:p>
            </table:table-cell>
            <table:table-cell table:style-name="TABLA_5f_ITEM_5f_STOCK.A1" office:value-type="string">
              <text:p text:style-name="P12">Costo total</text:p>
            </table:table-cell>
            <table:table-cell table:style-name="TABLA_5f_ITEM_5f_STOCK.G1" office:value-type="string">
              <text:p text:style-name="P12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14">[CODIGO]</text:p>
          </table:table-cell>
          <table:table-cell table:style-name="TABLA_5f_ITEM_5f_STOCK.C2" office:value-type="string">
            <text:p text:style-name="P14">[NOMBRE]</text:p>
          </table:table-cell>
          <table:table-cell table:style-name="TABLA_5f_ITEM_5f_STOCK.D2" office:value-type="string">
            <text:p text:style-name="P15">[CANTIDAD]</text:p>
          </table:table-cell>
          <table:table-cell table:style-name="TABLA_5f_ITEM_5f_STOCK.E2" office:value-type="string">
            <text:p text:style-name="P15">[COSTO]</text:p>
          </table:table-cell>
          <table:table-cell table:style-name="TABLA_5f_ITEM_5f_STOCK.F2" office:value-type="string">
            <text:p text:style-name="P15">[COSTO_TOTAL]</text:p>
          </table:table-cell>
          <table:table-cell table:style-name="TABLA_5f_ITEM_5f_STOCK.G2" office:value-type="string">
            <text:p text:style-name="P15">[DEPOSITO]</text:p>
          </table:table-cell>
        </table:table-row>
      </table:table>
      <text:p text:style-name="P5"/>
      <text:p text:style-name="P8"/>
      <text:p text:style-name="P7"/>
      <text:p text:style-name="P3"><text:span text:style-name="T4">Costo total general:</text:span><text:span text:style-name="T6"> [COSTO_TOTAL_GRAL]</text:span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3:22:40.157243589</dc:date>
    <meta:generator>LibreOffice/4.4.6.3$Linux_X86_64 LibreOffice_project/40m0$Build-3</meta:generator>
    <meta:editing-duration>PT19M57S</meta:editing-duration>
    <meta:editing-cycles>46</meta:editing-cycles>
    <dc:creator>gsantacruz </dc:creator>
    <meta:document-statistic meta:table-count="1" meta:image-count="1" meta:object-count="0" meta:page-count="1" meta:paragraph-count="18" meta:word-count="31" meta:character-count="225" meta:non-whitespace-character-count="212"/>
  </office:meta>
</office:document-meta>
</file>